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8d70" officeooo:paragraph-rsid="00148d70" style:font-weight-asian="bold" style:font-weight-complex="bold"/>
    </style:style>
    <style:style style:name="P2" style:family="paragraph" style:parent-style-name="Standard">
      <style:text-properties style:text-underline-style="none" fo:font-weight="normal" officeooo:rsid="0014f693" officeooo:paragraph-rsid="0014f693" style:font-weight-asian="normal" style:font-weight-complex="normal"/>
    </style:style>
    <style:style style:name="P3" style:family="paragraph" style:parent-style-name="Standard">
      <style:text-properties style:text-underline-style="none" fo:font-weight="normal" officeooo:rsid="0015f501" officeooo:paragraph-rsid="0015f501" style:font-weight-asian="normal" style:font-weight-complex="normal"/>
    </style:style>
    <style:style style:name="P4" style:family="paragraph" style:parent-style-name="Standard">
      <style:text-properties style:text-underline-style="none" fo:font-weight="normal" officeooo:rsid="0015f501" officeooo:paragraph-rsid="0015f501" style:font-weight-asian="normal" style:font-weight-complex="normal"/>
    </style:style>
    <style:style style:name="P5" style:family="paragraph" style:parent-style-name="Standard">
      <style:text-properties style:text-underline-style="none" fo:font-weight="normal" officeooo:rsid="0018b852" officeooo:paragraph-rsid="0018b852" style:font-weight-asian="normal" style:font-weight-complex="normal"/>
    </style:style>
    <style:style style:name="P6" style:family="paragraph" style:parent-style-name="Standard">
      <style:text-properties officeooo:paragraph-rsid="001b266d"/>
    </style:style>
    <style:style style:name="P7" style:family="paragraph" style:parent-style-name="Standard">
      <style:text-properties officeooo:rsid="001ce40c" officeooo:paragraph-rsid="001ce40c"/>
    </style:style>
    <style:style style:name="P8" style:family="paragraph" style:parent-style-name="Standard">
      <style:paragraph-properties fo:margin-left="1.251cm" fo:margin-right="0cm" fo:text-indent="0cm" style:auto-text-indent="false"/>
      <style:text-properties style:text-underline-style="none" fo:font-weight="normal" officeooo:rsid="0015f501" officeooo:paragraph-rsid="0015f501" style:font-weight-asian="normal" style:font-weight-complex="normal"/>
    </style:style>
    <style:style style:name="P9" style:family="paragraph" style:parent-style-name="Standard" style:list-style-name="L1">
      <style:paragraph-properties fo:margin-left="2.501cm" fo:margin-right="0cm" fo:text-indent="-0.635cm" style:auto-text-indent="false"/>
      <style:text-properties style:text-underline-style="none" fo:font-weight="normal" officeooo:rsid="0015f501" officeooo:paragraph-rsid="0015f501" style:font-weight-asian="normal" style:font-weight-complex="normal"/>
    </style:style>
    <style:style style:name="T1" style:family="text">
      <style:text-properties officeooo:rsid="0015f501"/>
    </style:style>
    <style:style style:name="T2" style:family="text">
      <style:text-properties officeooo:rsid="0018b852"/>
    </style:style>
    <style:style style:name="T3" style:family="text">
      <style:text-properties officeooo:rsid="001b266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b266d" style:font-weight-asian="normal" style:font-weight-complex="normal"/>
    </style:style>
    <style:style style:name="T6" style:family="text">
      <style:text-properties style:text-underline-style="none" fo:font-weight="normal" officeooo:rsid="001ce40c" style:font-weight-asian="normal" style:font-weight-complex="normal"/>
    </style:style>
    <style:style style:name="T7" style:family="text">
      <style:text-properties style:text-underline-style="none" fo:font-weight="normal" officeooo:rsid="001de4c3" style:font-weight-asian="normal" style:font-weight-complex="normal"/>
    </style:style>
    <style:style style:name="T8" style:family="text">
      <style:text-properties style:text-underline-style="none" fo:font-weight="normal" officeooo:rsid="001dfba4"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LEROSI DOKUMENTAZIOA:</text:p>
      <text:p text:style-name="P1"/>
      <text:p text:style-name="P5"><text:span text:style-name="T3">DESKRIBAPENA</text:span>:</text:p>
      <text:p text:style-name="P5"/>
      <text:p text:style-name="P2"><text:tab/>Wallapop <text:span text:style-name="T1">aplikazio </text:span>famatuaren ideia oinarritzat hartuta, taldeak (Julen Ferrero eta Ekaitz Eizaguirre) <text:span text:style-name="T1">antzeko web aplikazio bat garatu du SALEROSI.</text:span></text:p>
      <text:p text:style-name="P2"/>
      <text:p text:style-name="P2"><text:tab/><text:span text:style-name="T1">Erabiltzaileak erabiltzen ez dituen tresna elektronikoak, arropak, kotxeak, edota beste batek interesgarri aurki dezakeen edozer igo dezake, baita erabiltzaile berak, beste erabiltzaile batek igotako zerbait eros dezake.</text:span></text:p>
      <text:p text:style-name="P2"/>
      <text:p text:style-name="P3"><text:tab/>Egin daitekeen eragiketak Salerosi web aplikazioan:</text:p>
      <text:p text:style-name="P8"/>
      <text:list xml:id="list8868239271257498506" text:style-name="L1">
        <text:list-item>
          <text:p text:style-name="P9">Erabiltzaile bezala izena eman, hau da, erregistratu.</text:p>
          <text:p text:style-name="P9"/>
        </text:list-item>
        <text:list-item>
          <text:p text:style-name="P9">Kontu bat izanda, erabiltzaile batek bere kontura sartzeko logeatu daiteke.</text:p>
          <text:p text:style-name="P9"/>
        </text:list-item>
        <text:list-item>
          <text:p text:style-name="P9">Igota dauden produktuak ikusgarri daude, <text:span text:style-name="T2">nahiz eta erabiltzaileak kontu bat sortuta ez izan</text:span>.</text:p>
          <text:p text:style-name="P9"/>
        </text:list-item>
        <text:list-item>
          <text:p text:style-name="P9">Erabiltzaileak nahi dituen produktuak igo ditzake beste batek eros ditzan.</text:p>
          <text:p text:style-name="P9"/>
        </text:list-item>
        <text:list-item>
          <text:p text:style-name="P9">Aurreko puntuarekin jarraituz, produktuak eros daitezke.</text:p>
        </text:list-item>
      </text:list>
      <text:p text:style-name="P8"/>
      <text:p text:style-name="P8"/>
      <text:p text:style-name="P6"><text:span text:style-name="T5"><text:tab/>Web aplikazioa lau elementu bisualetan banatuta dago, goiko aldean Izenburua eta Logeatzeko zein Erregistratzeko aukerak daude, ezkerraldean beriz web aplikazioaren menua kokatuta dago eta herdialdea eta eskumaldea webaren </text:span><text:span text:style-name="T6">atal aldakorra</text:span><text:span text:style-name="T5"> pantailaratzen da, hau da, </text:span><text:span text:style-name="T6">erregistratzerakoan formulario bat agertuko da, home-an berriz, web gunera igota dauden produktuak agertuko dira.</text:span></text:p>
      <text:p text:style-name="P6"><text:span text:style-name="T6"/></text:p>
      <text:p text:style-name="P6"><text:span text:style-name="T6"/></text:p>
      <text:p text:style-name="P7"><text:span text:style-name="T4">KODEA (deskribapena eta antolaketa):</text:span></text:p>
      <text:p text:style-name="P7"><text:span text:style-name="T4"/></text:p>
      <text:p text:style-name="P7"><text:span text:style-name="T4"><text:tab/>Deskribapena:</text:span></text:p>
      <text:p text:style-name="P7"><text:span text:style-name="T4"/></text:p>
      <text:p text:style-name="P7"><text:span text:style-name="T4"><text:tab/>Antolaketa:</text:span></text:p>
      <text:p text:style-name="P7"><text:span text:style-name="T4"/></text:p>
      <text:p text:style-name="P7"><text:span text:style-name="T4">DERRIGORREZKOAK EZ DIREN TEKNOLOGIAK:</text:span></text:p>
      <text:p text:style-name="P7"><text:span text:style-name="T4"><text:tab/></text:span></text:p>
      <text:p text:style-name="P7"><text:span text:style-name="T4"><text:tab/>Web aplikazioa egiteko eta egin beharreko atazak (produktuen biltegiratzea adibidez, izugarria izan daiteke produktu kopuruaren arabera, </text:span><text:span text:style-name="T7">gainera produktu bakoitza argazki batekin igo behar da, beraz xml dokumentua gehiegizko pixua hartuko zuen</text:span><text:span text:style-name="T4">) azkarrago eta erosoago burutzeko, datu base bat erabiltzea erabaki dugu.</text:span></text:p>
      <text:p text:style-name="P7"><text:span text:style-name="T4"/></text:p>
      <text:p text:style-name="P7"><text:span text:style-name="T4"><text:tab/>Demagun, erabiltzaile batek produktu bat erosten duela, beste orri berri batera berbidaltzea produktua eros duela ikus dezala ez zaigu ideia ona iruditu, beraz AJAX teknologia aplikatu dugu arazoa konpontzeko. Horrela, bezeroak orri berean ikusiko du aldaketa eta jakingo du produktua erosi duela.</text:span></text:p>
      <text:p text:style-name="P7"><text:span text:style-name="T4"/></text:p>
      <text:p text:style-name="P7"><text:span text:style-name="T4"/></text:p>
      <text:p text:style-name="P7"><text:span text:style-name="T4"/></text:p>
      <text:p text:style-name="P7"><text:soft-page-break/><text:span text:style-name="T4">MAKINA BIRTUALA:</text:span></text:p>
      <text:p text:style-name="P7"><text:span text:style-name="T4"/></text:p>
      <text:p text:style-name="P7"><text:span text:style-name="T4"><text:tab/></text:span><text:span text:style-name="T8">Klasean eskainitako makina birtualaren erabilera baztertu dugu, eta horren ordez HOSTINGER web guneak ezkaintzen duen hosting zerbitzua erabili du taldeak. Beste irakasgai batean (Web Sistemak) emandako ezagutzak kontuan hartuta, HOSTINGER-ek ematen dituen abantailen artean edozein ordenagailutik gure web aplikaziora heldu daiteke.</text:span></text:p>
      <text:p text:style-name="P7"><text:span text:style-name="T4"/></text:p>
      <text:p text:style-name="P7"><text:span text:style-name="T4">EZAGUNAK DIREN AKATSAK:</text:span></text:p>
      <text:p text:style-name="P7"><text:span text:style-name="T4"/></text:p>
      <text:p text:style-name="P7"><text:span text:style-name="T4">INPLEMENTATU EZ DIREN HOBEKUNTZAK:</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9:21:09.650179192</meta:creation-date>
    <dc:date>2016-12-11T16:21:07.292970457</dc:date>
    <meta:editing-duration>PT1H5M58S</meta:editing-duration>
    <meta:editing-cycles>5</meta:editing-cycles>
    <meta:generator>LibreOffice/5.1.4.2$Linux_X86_64 LibreOffice_project/10m0$Build-2</meta:generator>
    <meta:document-statistic meta:table-count="0" meta:image-count="0" meta:object-count="0" meta:page-count="2" meta:paragraph-count="22" meta:word-count="297" meta:character-count="2320" meta:non-whitespace-character-count="2039"/>
  </office:meta>
</office:document-meta>
</file>